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BlockBox.hasAnch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lockBox.addElementList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nuthBlockBox.getFootnoteBodyL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lockBox.KnuthBlockBox( int w , List list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nuthBlockBox.getElement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lockBox.get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lockBox.getIPD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lockBox.KnuthBlockBox( int w , MinOptMax range , int bpdim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